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ff0000" loext:opacity="100%" officeooo:rsid="00188a26" officeooo:paragraph-rsid="00188a26"/>
    </style:style>
    <style:style style:name="P2" style:family="paragraph" style:parent-style-name="Standard">
      <style:text-properties officeooo:rsid="00188a26" officeooo:paragraph-rsid="00188a26"/>
    </style:style>
    <style:style style:name="P3" style:family="paragraph" style:parent-style-name="Standard">
      <style:text-properties fo:color="#000000" loext:opacity="100%" officeooo:rsid="00188a26" officeooo:paragraph-rsid="00188a26"/>
    </style:style>
    <style:style style:name="P4" style:family="paragraph" style:parent-style-name="Standard">
      <style:text-properties fo:color="#000000" loext:opacity="100%" officeooo:rsid="001977e0" officeooo:paragraph-rsid="001977e0"/>
    </style:style>
    <style:style style:name="P5" style:family="paragraph" style:parent-style-name="Standard">
      <style:text-properties officeooo:paragraph-rsid="00188a26"/>
    </style:style>
    <style:style style:name="P6" style:family="paragraph" style:parent-style-name="Text_20_body">
      <style:text-properties officeooo:paragraph-rsid="001977e0"/>
    </style:style>
    <style:style style:name="P7" style:family="paragraph" style:parent-style-name="Text_20_body" style:list-style-name="L1"/>
    <style:style style:name="P8" style:family="paragraph" style:parent-style-name="Standard">
      <style:text-properties fo:color="#000000" loext:opacity="100%" fo:font-weight="normal" officeooo:rsid="00188a26" officeooo:paragraph-rsid="00188a26" style:font-weight-asian="normal" style:font-weight-complex="normal"/>
    </style:style>
    <style:style style:name="P9" style:family="paragraph" style:parent-style-name="Standard">
      <style:text-properties fo:color="#ff0000" loext:opacity="100%" officeooo:rsid="001977e0" officeooo:paragraph-rsid="001977e0"/>
    </style:style>
    <style:style style:name="P10" style:family="paragraph" style:parent-style-name="Standard">
      <style:text-properties officeooo:rsid="001977e0" officeooo:paragraph-rsid="001977e0"/>
    </style:style>
    <style:style style:name="T1" style:family="text">
      <style:text-properties fo:font-variant="normal" fo:text-transform="none" fo:color="#474747" loext:opacity="100%" style:font-name="Google Sans" fo:font-size="12pt" fo:letter-spacing="normal" fo:font-style="normal" fo:font-weight="normal"/>
    </style:style>
    <style:style style:name="T2" style:family="text">
      <style:text-properties fo:color="#ff0000" loext:opacity="100%" officeooo:rsid="00188a2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77e0" style:font-weight-asian="normal" style:font-weight-complex="normal"/>
    </style:style>
    <style:style style:name="T5" style:family="text">
      <style:text-properties fo:color="#000000" loext:opacity="100%" fo:font-weight="normal" style:font-weight-asian="normal" style:font-weight-complex="normal"/>
    </style:style>
    <style:style style:name="T6" style:family="text">
      <style:text-properties officeooo:rsid="001b58a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_Que es lopd?</text:p>
      <text:p text:style-name="P2"/>
      <text:p text:style-name="P2">Ley organica de protección de datos</text:p>
      <text:p text:style-name="P2"/>
      <text:p text:style-name="P2"/>
      <text:p text:style-name="P2"/>
      <text:p text:style-name="P1">2_lopd que regula?</text:p>
      <text:p text:style-name="P2"/>
      <text:p text:style-name="P2">Los datos de carácter personal</text:p>
      <text:p text:style-name="P2"/>
      <text:p text:style-name="P2"/>
      <text:p text:style-name="P1">3_CRM?</text:p>
      <text:p text:style-name="P2"/>
      <text:p text:style-name="P2"/>
      <text:p text:style-name="P2"/>
      <text:p text:style-name="P2"/>
      <text:p text:style-name="P2"/>
      <text:p text:style-name="P1">4_ERP</text:p>
      <text:p text:style-name="P2"/>
      <text:p text:style-name="P2">gestor de formación laboral</text:p>
      <text:p text:style-name="P2"/>
      <text:p text:style-name="P2"/>
      <text:p text:style-name="P1">5_modulos debe crm?</text:p>
      <text:p text:style-name="P2"/>
      <text:p text:style-name="P2"/>
      <text:p text:style-name="P1">6_Que es sap?</text:p>
      <text:p text:style-name="P2"/>
      <text:p text:style-name="P2"/>
      <text:p text:style-name="P2"/>
      <text:p text:style-name="P2"/>
      <text:p text:style-name="P1">7_Microsoft dinamics?</text:p>
      <text:p text:style-name="P2"/>
      <text:p text:style-name="P2"><text:span text:style-name="T1">cartera de aplicaciones empresariales</text:span> (se que tiene que ver con algo de software pero no se mas)</text:p>
      <text:p text:style-name="P2"/>
      <text:p text:style-name="P2"/>
      <text:p text:style-name="P1">8_que es ODOO?</text:p>
      <text:p text:style-name="P1"/>
      <text:p text:style-name="P3">Software con versión comunitaria</text:p>
      <text:p text:style-name="P2"/>
      <text:p text:style-name="P2"/>
      <text:p text:style-name="P1">9_Que es velneo?</text:p>
      <text:p text:style-name="P1"/>
      <text:p text:style-name="P1"/>
      <text:p text:style-name="P1">10_Que es un asiento contable?</text:p>
      <text:p text:style-name="P1"/>
      <text:p text:style-name="P4">Un asiento que se puede contar</text:p>
      <text:p text:style-name="P4"/>
      <text:p text:style-name="P4"/>
      <text:p text:style-name="P4"/>
      <text:p text:style-name="P4"/>
      <text:p text:style-name="P4"/>
      <text:p text:style-name="P1"><text:soft-page-break/>11_ que elementos suele incluir una factura?</text:p>
      <text:p text:style-name="P5"><text:span text:style-name="T2"/></text:p>
      <text:p text:style-name="P6"><text:span text:style-name="T3"><text:s/>Nombre, dirección, NIF/CIF, </text:span><text:span text:style-name="T4">n</text:span><text:span text:style-name="Strong_20_Emphasis"><text:span text:style-name="T3">úmero de factura, </text:span></text:span><text:span text:style-name="Strong_20_Emphasis"><text:span text:style-name="T4">f</text:span></text:span><text:span text:style-name="Strong_20_Emphasis"><text:span text:style-name="T3">echa de emisión, </text:span></text:span><text:span text:style-name="Strong_20_Emphasis"><text:span text:style-name="T4">d</text:span></text:span><text:span text:style-name="Strong_20_Emphasis"><text:span text:style-name="T3">escripción de los productos o servicios, </text:span></text:span><text:span text:style-name="Strong_20_Emphasis"><text:span text:style-name="T4">s</text:span></text:span><text:span text:style-name="Strong_20_Emphasis"><text:span text:style-name="T3">ubtota</text:span></text:span><text:span text:style-name="Strong_20_Emphasis"><text:span text:style-name="T4">l, i</text:span></text:span><text:span text:style-name="Strong_20_Emphasis"><text:span text:style-name="T3">mpuestos, </text:span></text:span><text:span text:style-name="Strong_20_Emphasis"><text:span text:style-name="T4">t</text:span></text:span><text:span text:style-name="Strong_20_Emphasis"><text:span text:style-name="T3">otal </text:span></text:span><text:span text:style-name="Strong_20_Emphasis"><text:span text:style-name="T4">y f</text:span></text:span><text:span text:style-name="Strong_20_Emphasis"><text:span text:style-name="T3">irma </text:span></text:span></text:p>
      <text:list text:style-name="L1">
        <text:list-header>
          <text:p text:style-name="P7"/>
        </text:list-header>
      </text:list>
      <text:p text:style-name="P1">12_que es software foundation?</text:p>
      <text:p text:style-name="P4">Un software que es gratis y se puede coger y modificar creo</text:p>
      <text:p text:style-name="P4"/>
      <text:p text:style-name="P4"/>
      <text:p text:style-name="P1">13_que funcionalidades tiene que tener un sistema informático para dar soporte a una actividad económica?</text:p>
      <text:p text:style-name="P1"><text:span text:style-name="Strong_20_Emphasis"><text:span text:style-name="T5">gestión de datos</text:span></text:span><text:span text:style-name="T5">, </text:span><text:span text:style-name="Strong_20_Emphasis"><text:span text:style-name="T5">procesos automatizados</text:span></text:span><text:span text:style-name="T5"> y </text:span><text:span text:style-name="Strong_20_Emphasis"><text:span text:style-name="T5">seguridad</text:span></text:span><text:span text:style-name="T5"> </text:span></text:p>
      <text:p text:style-name="P8"/>
      <text:p text:style-name="P9">14_Que sistemas conoces que se usen en alguna tienda bar o restaurante?</text:p>
      <text:p text:style-name="P9"/>
      <text:p text:style-name="P4">Pues solo conozco los sistemas de cobro con tarjeta o venta Online.</text:p>
      <text:p text:style-name="P9"/>
      <text:p text:style-name="P9">15_ que sistemas de gestión empresarial conoces privativas y libres</text:p>
      <text:p text:style-name="P10">Azure devops, oracle holdep (me se alguno mas pero ahora mismo no me acuerdo<text:span text:style-name="T6">)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2T16:43:59.854000000</meta:creation-date>
    <dc:date>2024-09-12T17:07:38.340000000</dc:date>
    <meta:editing-duration>PT9M33S</meta:editing-duration>
    <meta:editing-cycles>2</meta:editing-cycles>
    <meta:generator>LibreOffice/24.8.0.3$Windows_X86_64 LibreOffice_project/0bdf1299c94fe897b119f97f3c613e9dca6be583</meta:generator>
    <meta:document-statistic meta:table-count="0" meta:image-count="0" meta:object-count="0" meta:page-count="2" meta:paragraph-count="27" meta:word-count="183" meta:character-count="1123" meta:non-whitespace-character-count="964"/>
  </office:meta>
</office:document-meta>
</file>